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153.05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58.81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154.41mm"/>
    </style:style>
    <style:style style:name="co13" style:family="table-column">
      <style:table-column-properties fo:break-before="auto" style:column-width="183.27mm"/>
    </style:style>
    <style:style style:name="co14" style:family="table-column">
      <style:table-column-properties fo:break-before="auto" style:column-width="51.47mm"/>
    </style:style>
    <style:style style:name="co15" style:family="table-column">
      <style:table-column-properties fo:break-before="auto" style:column-width="96.4mm"/>
    </style:style>
    <style:style style:name="co16" style:family="table-column">
      <style:table-column-properties fo:break-before="auto" style:column-width="12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fo génér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ypes primitifs</text:p>
          </table:table-cell>
          <table:table-cell table:style-name="ce3" office:value-type="string" calcext:value-type="string">
            <text:p>Abbréviation</text:p>
          </table:table-cell>
          <table:table-cell table:style-name="ce3" office:value-type="string" calcext:value-type="string">
            <text:p>Nombre d’octets</text:p>
          </table:table-cell>
          <table:table-cell table:style-name="ce4" office:value-type="string" calcext:value-type="string">
            <text:p>Nombre de bits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5" office:value-type="string" calcext:value-type="string">
            <text:p>Abbréviation</text:p>
          </table:table-cell>
          <table:table-cell table:style-name="ce5" office:value-type="string" calcext:value-type="string">
            <text:p>Composition</text:p>
          </table:table-cell>
          <table:table-cell table:style-name="ce5" office:value-type="string" calcext:value-type="string">
            <text:p>Remarques</text:p>
          </table:table-cell>
        </table:table-row>
        <table:table-row table:style-name="ro1"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8*[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TOP POINT (bool) POSITION_XYO (XYO) COURBURE (float) SPEED (float)</text:p>
          </table:table-cell>
          <table:table-cell office:value-type="string" calcext:value-type="string">
            <text:p>La vitesse est signée.</text:p>
          </table:table-cell>
        </table:table-row>
        <table:table-row table:style-name="ro1">
          <table:table-cell table:style-name="ce2"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style-name="ce2" table:formula="of:=8*[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/>
        </table:table-row>
        <table:table-row table:style-name="ro1">
          <table:table-cell table:style-name="ce2" office:value-type="string" calcext:value-type="string">
            <text:p>Unsigned int</text:p>
          </table:table-cell>
          <table:table-cell office:value-type="string" calcext:value-type="string">
            <text:p>uint32</text:p>
          </table:table-cell>
          <table:table-cell office:value-type="float" office:value="4" calcext:value-type="float">
            <text:p>4</text:p>
          </table:table-cell>
          <table:table-cell table:style-name="ce2" table:formula="of:=8*[.C5]" office:value-type="float" office:value="32" calcext:value-type="float">
            <text:p>32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uint32) ToF_COIN_AVANT_GAUCHE (uint32) ToF_COIN_AVANT_DROIT (uint32) ToF_LATERAL_AVANT_GAUCHE (uint32) ToF_LATERAL_AVANT_DROIT (uint32) ToF_LATERAL_ARRIERE_GAUCHE (uint32) ToF_LATERAL_ARRIERE_DROIT (uint32) ToF_ARRIERE_GAUCHE (uint32) ToF_ARRIERE_DROITE (uint32) TOURELLE_GAUCHE (uint32) TOURELLE_DROITE (uint32) ANGLE_TOURELLE_GAUCHE (float) ANGLE_TOURELLE_DROITE (float)</text:p>
          </table:table-cell>
          <table:table-cell/>
        </table:table-row>
        <table:table-row table:style-name="ro1">
          <table:table-cell table:style-name="ce2"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2" table:formula="of:=8*[.C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8*[.C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Enum</text:p>
          </table:table-cell>
          <table:table-cell table:style-name="ce3" office:value-type="string" calcext:value-type="string">
            <text:p>Nom (valeur)</text:p>
          </table:table-cell>
          <table:table-cell table:style-name="ce4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T_FIN_TRAJECTOIRE</text:p>
          </table:table-cell>
          <table:table-cell office:value-type="string" calcext:value-type="string">
            <text:p>ARRIVED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_BLOCKED (0x01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_BLOCKED (0x02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PTY_TRAJ (0x03)</text:p>
          </table:table-cell>
          <table:table-cell office:value-type="string" calcext:value-type="string">
            <text:p>Le robot n’a plus de points à parcourir. Soit la trajectoire était déjà vide, soit son dernier point n’était pas un stop po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_AWAY (0x04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TAT_ACTIONNE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’actionneur a fonctionné nominale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’actionneur a rencontré un problèm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Unité</text:p>
          </table:table-cell>
          <table:table-cell table:style-name="ce4" office:value-type="string" calcext:value-type="string">
            <text:p>Repè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6"/>
        </table:table-row>
      </table:table>
      <table:table table:name="Ordres longs" table:style-name="ta1"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Répons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enum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</table:table-row>
      </table:table>
      <table:table table:name="Canaux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ODO_AND_SENSORS</text:p>
          </table:table-cell>
          <table:table-cell table:style-name="Default" office:value-type="string" calcext:value-type="string">
            <text:p>0x00</text:p>
          </table:table-cell>
          <table:table-cell table:style-name="Default" office:value-type="string" calcext:value-type="string">
            <text:p>POSITION_XYO (XYO) COURBURE (float) TRAJECTORY_INDEX (uint32) SENSORS (SSR)</text:p>
          </table:table-cell>
          <table:table-cell table:style-name="Default" office:value-type="string" calcext:value-type="string">
            <text:p>Les données d’odométrie doivent être, dans la même mesure du possible, mesurées simultanément aux capteurs.</text:p>
          </table:table-cell>
        </table:table-row>
      </table:table>
      <table:table table:name="Ordres courts" table:style-name="ta1"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Identifiant</text:p>
          </table:table-cell>
          <table:table-cell table:style-name="ce5" office:value-type="string" calcext:value-type="string">
            <text:p>Données</text:p>
          </table:table-cell>
          <table:table-cell table:style-name="ce5" office:value-type="string" calcext:value-type="string">
            <text:p>Répons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ermet de savoir si le LL est présent ou non.</text:p>
          </table:table-cell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</table:table-row>
        <table:table-row table:style-name="ro1">
          <table:table-cell office:value-type="string" calcext:value-type="string">
            <text:p>AD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INDEX (int32) NB_POINTS (int32) TRAJECTORY_POI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joute NB_POINTS points de trajectoire à partir de l’index INDEX.</text:p>
          </table:table-cell>
        </table:table-row>
        <table:table-row table:style-name="ro1">
          <table:table-cell office:value-type="string" calcext:value-type="string">
            <text:p>SET_CURVATURE_REMOTE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courbure pour correspondre à la consigne en paramètre</text:p>
          </table:table-cell>
        </table:table-row>
        <table:table-row table:style-name="ro1">
          <table:table-cell office:value-type="string" calcext:value-type="string">
            <text:p>SET_SPEED_REMOTE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vitesse pour correspondre à la consigne en paramètre</text:p>
          </table:table-cell>
        </table:table-row>
        <table:table-row table:style-name="ro1">
          <table:table-cell office:value-type="string" calcext:value-type="string">
            <text:p>START_RUN_REMOTE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démarrer avec pour consigne en vitesse le paramètre SPE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4:51:53.47050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41:51.348832436</meta:creation-date>
    <dc:date>2018-03-17T15:44:22.423247791</dc:date>
    <meta:editing-duration>PT18M27S</meta:editing-duration>
    <meta:editing-cycles>4</meta:editing-cycles>
    <meta:generator>LibreOffice/5.1.6.2$Linux_X86_64 LibreOffice_project/10m0$Build-2</meta:generator>
    <meta:document-statistic meta:table-count="4" meta:cell-count="158" meta:object-count="0"/>
  </office:meta>
</office:document-meta>
</file>